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987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20pt" style:font-size-asian="20pt" style:font-size-complex="20pt"/>
    </style:style>
    <style:style style:name="P3" style:family="paragraph">
      <style:paragraph-properties fo:text-align="center"/>
      <style:text-properties style:font-name="Comic Sans MS" fo:font-size="20pt" style:font-size-asian="20pt" style:font-size-complex="20pt"/>
    </style:style>
    <style:style style:name="T1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5" draw:id="id5" draw:layer="layout" svg:width="1.1cm" svg:height="1cm" svg:x="12.698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1cm" svg:height="1cm" svg:x="7.898cm" svg:y="17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98cm" svg:y1="15.2cm" svg:x2="27.698cm" svg:y2="15.2cm">
          <text:p/>
        </draw:line>
        <draw:frame draw:style-name="gr3" draw:text-style-name="P2" draw:layer="layout" svg:width="4.598cm" svg:height="1.337cm" svg:x="1cm" svg:y="15.563cm">
          <draw:text-box>
            <text:p><text:span text:style-name="T1">ChibiOS/RT</text:span></text:p>
          </draw:text-box>
        </draw:frame>
        <draw:custom-shape draw:style-name="gr4" draw:text-style-name="P3" xml:id="id2" draw:id="id2" draw:layer="layout" svg:width="7.133cm" svg:height="1.8cm" svg:x="2.465cm" svg:y="17.2cm">
          <text:p text:style-name="P1"><text:span text:style-name="T1">chThdCreateSt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2" draw:id="id12" draw:layer="layout" svg:width="4.167cm" svg:height="1.8cm" svg:x="18.998cm" svg:y="17.2cm">
          <text:p text:style-name="P1"><text:span text:style-name="T1">palSet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3" draw:id="id13" draw:layer="layout" svg:width="4.5cm" svg:height="1.8cm" svg:x="23.565cm" svg:y="17.2cm">
          <text:p text:style-name="P1"><text:span text:style-name="T1">palClear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8.6cm" svg:height="1.8cm" svg:x="9.998cm" svg:y="17.2cm">
          <text:p text:style-name="P1"><text:span text:style-name="T1">chThdSleepMillisec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3.1cm" svg:height="1.8cm" svg:x="1.598cm" svg:y="9.2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3.148cm" svg:y1="11cm" svg:x2="6.031cm" svg:y2="17.2cm" draw:start-shape="id1" draw:start-glue-point="2" draw:end-shape="id2" svg:d="m3148 11000c0 4651 2883 1552 2883 6200" svg:viewBox="0 0 2884 6201">
          <text:p/>
        </draw:connector>
        <draw:custom-shape draw:style-name="gr4" draw:text-style-name="P3" xml:id="id3" draw:id="id3" draw:layer="layout" svg:width="4.4cm" svg:height="1.8cm" svg:x="5.798cm" svg:y="9.2cm">
          <text:p text:style-name="P1"><text:span text:style-name="T1">waThread1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7.998cm" svg:y1="11cm" svg:x2="6.031cm" svg:y2="17.2cm" draw:start-shape="id3" draw:start-glue-point="2" draw:end-shape="id2" draw:end-glue-point="0" svg:d="m7998 11000c0 4651-1967 1552-1967 6200" svg:viewBox="0 0 1968 6201">
          <text:p/>
        </draw:connector>
        <draw:custom-shape draw:style-name="gr7" draw:text-style-name="P3" draw:layer="layout" svg:width="15.985cm" svg:height="6.9cm" svg:x="11.113cm" svg:y="5.5cm">
          <text:p text:style-name="P1"><text:span text:style-name="T1">Threa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448cm" svg:y1="17.2cm" svg:x2="13.248cm" svg:y2="12.4cm" draw:start-shape="id4" draw:start-glue-point="0" draw:end-shape="id5" draw:end-glue-point="2" svg:d="m8448 17200c0-3600 4800-1200 4800-4800" svg:viewBox="0 0 4801 4801">
          <text:p/>
        </draw:connector>
        <draw:frame draw:style-name="gr8" draw:text-style-name="P2" draw:layer="layout" svg:width="6.935cm" svg:height="1.337cm" svg:x="1.163cm" svg:y="5cm">
          <draw:text-box>
            <text:p><text:span text:style-name="T1">Application (C lang)</text:span></text:p>
          </draw:text-box>
        </draw:frame>
        <draw:custom-shape draw:style-name="gr4" draw:text-style-name="P3" xml:id="id7" draw:id="id7" draw:layer="layout" svg:width="2.25cm" svg:height="1.8cm" svg:x="16.648cm" svg:y="9.7cm">
          <text:p text:style-name="P1"><text:span text:style-name="T1">sleep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3.126cm" svg:height="1.8cm" svg:x="12.998cm" svg:y="9.7cm">
          <text:p text:style-name="P1"><text:span text:style-name="T1">LED o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3.126cm" svg:height="1.8cm" svg:x="19.472cm" svg:y="9.7cm">
          <text:p text:style-name="P1"><text:span text:style-name="T1">LED off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2.25cm" svg:height="1.8cm" svg:x="23.098cm" svg:y="9.7cm">
          <text:p text:style-name="P1"><text:span text:style-name="T1">sleep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4.561cm" svg:y1="9.7cm" svg:x2="17.773cm" svg:y2="9.7cm" draw:start-shape="id6" draw:start-glue-point="0" draw:end-shape="id7" draw:end-glue-point="0" svg:d="m14561 9700c0-825 3212-825 3212 0" svg:viewBox="0 0 3213 620">
          <text:p/>
        </draw:connector>
        <draw:connector draw:style-name="gr5" draw:text-style-name="P1" draw:layer="layout" draw:type="curve" svg:x1="17.773cm" svg:y1="9.7cm" svg:x2="21.035cm" svg:y2="9.7cm" draw:start-shape="id7" draw:start-glue-point="0" draw:end-shape="id8" svg:d="m17773 9700c0-825 3262-825 3262 0" svg:viewBox="0 0 3263 620">
          <text:p/>
        </draw:connector>
        <draw:connector draw:style-name="gr5" draw:text-style-name="P1" draw:layer="layout" draw:type="curve" svg:x1="21.035cm" svg:y1="9.7cm" svg:x2="24.223cm" svg:y2="9.7cm" draw:start-shape="id8" draw:start-glue-point="0" draw:end-shape="id9" svg:d="m21035 9700c0-825 3188-825 3188 0" svg:viewBox="0 0 3189 620">
          <text:p/>
        </draw:connector>
        <draw:connector draw:style-name="gr5" draw:text-style-name="P1" draw:layer="layout" draw:type="curve" svg:x1="24.223cm" svg:y1="9.7cm" svg:x2="22.898cm" svg:y2="8.049cm" draw:start-shape="id9" draw:start-glue-point="0" draw:end-shape="id10" draw:end-glue-point="1" svg:d="m24223 9700c0-1101-441-1651-1325-1651" svg:viewBox="0 0 1326 1652">
          <text:p/>
        </draw:connector>
        <draw:custom-shape draw:style-name="gr4" draw:text-style-name="P3" xml:id="id10" draw:id="id10" draw:layer="layout" svg:width="7.1cm" svg:height="1.102cm" svg:x="15.798cm" svg:y="7.498cm">
          <text:p text:style-name="P1"><text:span text:style-name="T1">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5.798cm" svg:y1="8.049cm" svg:x2="14.561cm" svg:y2="9.7cm" draw:start-shape="id10" draw:start-glue-point="3" draw:end-shape="id6" draw:end-glue-point="0" svg:d="m15798 8049c-825 0-1237 550-1237 1651" svg:viewBox="0 0 1238 1652">
          <text:p/>
        </draw:connector>
        <draw:connector draw:style-name="gr5" draw:text-style-name="P1" draw:layer="layout" draw:type="curve" svg:x1="24.223cm" svg:y1="11.5cm" svg:x2="14.298cm" svg:y2="17.2cm" draw:start-shape="id9" draw:start-glue-point="2" draw:end-shape="id11" svg:d="m24223 11500c0 4276-9925 1427-9925 5700" svg:viewBox="0 0 9926 5701">
          <text:p/>
        </draw:connector>
        <draw:connector draw:style-name="gr5" draw:text-style-name="P1" draw:layer="layout" draw:type="curve" svg:x1="17.773cm" svg:y1="11.5cm" svg:x2="14.298cm" svg:y2="17.2cm" draw:start-shape="id7" draw:end-shape="id11" draw:end-glue-point="0" svg:d="m17773 11500c0 4276-3475 1427-3475 5700" svg:viewBox="0 0 3476 5701">
          <text:p/>
        </draw:connector>
        <draw:connector draw:style-name="gr5" draw:text-style-name="P1" draw:layer="layout" draw:type="curve" svg:x1="14.561cm" svg:y1="11.5cm" svg:x2="21.081cm" svg:y2="17.2cm" draw:start-shape="id6" draw:start-glue-point="2" draw:end-shape="id12" draw:end-glue-point="0" svg:d="m14561 11500c0 4276 6520 1427 6520 5700" svg:viewBox="0 0 6521 5701">
          <text:p/>
        </draw:connector>
        <draw:connector draw:style-name="gr5" draw:text-style-name="P1" draw:layer="layout" draw:type="curve" svg:x1="21.035cm" svg:y1="11.5cm" svg:x2="25.815cm" svg:y2="17.2cm" draw:start-shape="id8" draw:start-glue-point="2" draw:end-shape="id13" svg:d="m21035 11500c0 4276 4780 1427 4780 5700" svg:viewBox="0 0 4781 5701">
          <text:p/>
        </draw:connector>
        <draw:frame draw:style-name="gr3" draw:text-style-name="P2" draw:layer="layout" svg:width="2.841cm" svg:height="2.323cm" svg:x="8.898cm" svg:y="12.4cm">
          <draw:text-box>
            <text:p><text:span text:style-name="T1">Create</text:span></text:p>
            <text:p><text:span text:style-name="T1">thread</text:span></text:p>
          </draw:text-box>
        </draw:frame>
        <draw:line draw:style-name="gr2" draw:text-style-name="P1" draw:layer="layout" svg:x1="1.3cm" svg:y1="4.9cm" svg:x2="27.7cm" svg:y2="4.9cm">
          <text:p/>
        </draw:line>
        <draw:frame draw:style-name="gr3" draw:text-style-name="P2" draw:layer="layout" svg:width="7.392cm" svg:height="1.337cm" svg:x="1.208cm" svg:y="1.363cm">
          <draw:text-box>
            <text:p><text:span text:style-name="T1">Application (Haskell)</text:span></text:p>
          </draw:text-box>
        </draw:frame>
        <draw:custom-shape draw:style-name="gr4" draw:text-style-name="P3" xml:id="id14" draw:id="id14" draw:layer="layout" svg:width="5cm" svg:height="1.8cm" svg:x="7.5cm" svg:y="2.7cm">
          <text:p text:style-name="P1"><text:span text:style-name="T1">main :: IO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3.148cm" svg:y1="9.2cm" svg:x2="10cm" svg:y2="4.5cm" draw:start-shape="id1" draw:start-glue-point="0" draw:end-shape="id14" svg:d="m3148 9200c0-3523 6852-1174 6852-4700" svg:viewBox="0 0 6853 4701">
          <text:p/>
        </draw:connector>
        <draw:custom-shape draw:style-name="gr9" draw:text-style-name="P3" draw:layer="layout" svg:width="9.2cm" svg:height="3.1cm" svg:x="13.5cm" svg:y="1.3cm">
          <text:p text:style-name="P1"><text:span text:style-name="T1">Empty...</text:span></text:p>
          <draw:enhanced-geometry svg:viewBox="0 0 21600 21600" draw:text-areas="800 800 20800 20800" draw:type="round-rectangular-callout" draw:modifiers="-2974.37235083143 13109.0615930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4.789cm" svg:height="1.337cm" svg:x="5.511cm" svg:y="6.8cm">
          <draw:text-box>
            <text:p><text:span text:style-name="T1">Call _amai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11-02T16:20:06.068112553</meta:creation-date>
    <dc:date>2013-11-02T17:12:54.367618290</dc:date>
    <dc:creator>Okabe Kiwamu</dc:creator>
    <meta:editing-duration>PT35M7S</meta:editing-duration>
    <meta:editing-cycles>52</meta:editing-cycles>
    <meta:generator>LibreOffice/4.1.3.2$Linux_X86_64 LibreOffice_project/410m0$Build-2</meta:generator>
    <meta:document-statistic meta:object-count="36"/>
  </office:meta>
</office:document-meta>
</file>